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7.247cm" fo:margin-left="-0.199cm" fo:margin-top="0cm" fo:margin-bottom="0cm" table:align="left" style:writing-mode="lr-tb"/>
    </style:style>
    <style:style style:name="Tabella1.A" style:family="table-column">
      <style:table-column-properties style:column-width="17.247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a"/>
    </style:style>
    <style:style style:name="Tabella2" style:family="table">
      <style:table-properties style:width="17.247cm" fo:margin-left="-0.199cm" fo:margin-top="0cm" fo:margin-bottom="0cm" table:align="left" style:writing-mode="lr-tb"/>
    </style:style>
    <style:style style:name="Tabella2.A" style:family="table-column">
      <style:table-column-properties style:column-width="17.247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Paragraph" style:list-style-name="WWNum1">
      <style:paragraph-properties fo:margin-left="0.501cm" fo:margin-right="0cm" fo:margin-top="0cm" fo:margin-bottom="0cm" loext:contextual-spacing="true" fo:line-height="100%" fo:text-indent="-0.501cm" style:auto-text-indent="false"/>
    </style:style>
    <style:style style:name="P2" style:family="paragraph" style:parent-style-name="Standard">
      <style:text-properties officeooo:rsid="000cb88e" officeooo:paragraph-rsid="000cb88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text-properties fo:color="#000000"/>
    </style:style>
    <style:style style:name="P7" style:family="paragraph" style:parent-style-name="Frame_20_contents">
      <style:paragraph-properties fo:text-align="center" style:justify-single-word="false"/>
      <style:text-properties fo:color="#000000"/>
    </style:style>
    <style:style style:name="P8" style:family="paragraph" style:parent-style-name="Frame_20_contents">
      <style:paragraph-properties fo:text-align="center" style:justify-single-word="false"/>
      <style:text-properties fo:color="#ffffff"/>
    </style:style>
    <style:style style:name="P9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4f81bd"/>
      <style:paragraph-properties fo:text-align="start"/>
      <style:text-properties fo:color="#ffffff" fo:font-size="18pt"/>
    </style:style>
    <style:style style:name="P12" style:family="paragraph"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" fo:font-size="11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text-properties fo:color="#ffffff"/>
    </style:style>
    <style:style style:name="P17" style:family="paragraph">
      <loext:graphic-properties draw:fill="none" draw:fill-color="#ffffff"/>
      <style:text-properties fo:color="#ffffff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tyle="italic" style:font-style-asian="italic"/>
    </style:style>
    <style:style style:name="T2" style:family="text">
      <style:text-properties fo:color="#ff0000" style:text-underline-style="solid" style:text-underline-width="auto" style:text-underline-color="font-color"/>
    </style:style>
    <style:style style:name="T3" style:family="text">
      <style:text-properties fo:font-size="14pt" style:font-size-asian="14pt"/>
    </style:style>
    <style:style style:name="T4" style:family="text">
      <style:text-properties officeooo:rsid="000a31cf"/>
    </style:style>
    <style:style style:name="T5" style:family="text">
      <style:text-properties officeooo:rsid="000c6e07"/>
    </style:style>
    <style:style style:name="T6" style:family="text"/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11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11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ffffff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 style:parent-style-name="Frame">
      <style:graphic-properties draw:stroke="solid" svg:stroke-width="0.071cm" svg:stroke-color="#000000" draw:fill="solid" draw:fill-color="#ffffff" draw:textarea-vertical-align="middle" draw:auto-grow-height="false" fo:min-height="0.797cm" fo:min-width="1.593cm" fo:padding-top="0.127cm" fo:padding-bottom="0.127cm" fo:padding-left="0.254cm" fo:padding-right="0.254cm" fo:wrap-option="wrap" fo:margin-left="0.318cm" fo:margin-right="0.365cm" fo:margin-top="0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71cm" svg:stroke-color="#000000" draw:fill="solid" draw:fill-color="#ffffff" draw:textarea-vertical-align="middle" draw:auto-grow-height="false" fo:min-height="1.138cm" fo:min-width="2.425cm" fo:padding-top="0.127cm" fo:padding-bottom="0.127cm" fo:padding-left="0.254cm" fo:padding-right="0.254cm" fo:wrap-option="wrap" fo:margin-left="0.318cm" fo:margin-right="0.353cm" fo:margin-top="0cm" fo:margin-bottom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71cm" svg:stroke-color="#000000" draw:fill="solid" draw:fill-color="#ffffff" draw:textarea-vertical-align="middle" draw:auto-grow-height="false" fo:min-height="1.088cm" fo:min-width="2.254cm" fo:padding-top="0.127cm" fo:padding-bottom="0.127cm" fo:padding-left="0.254cm" fo:padding-right="0.254cm" fo:wrap-option="wrap" fo:margin-left="0.318cm" fo:margin-right="0.372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71cm" svg:stroke-color="#000000" draw:fill="solid" draw:fill-color="#ffffff" draw:textarea-vertical-align="middle" draw:auto-grow-height="false" fo:min-height="1.067cm" fo:min-width="2.009cm" fo:padding-top="0.127cm" fo:padding-bottom="0.127cm" fo:padding-left="0.254cm" fo:padding-right="0.254cm" fo:wrap-option="wrap" fo:margin-left="0.318cm" fo:margin-right="0.358cm" fo:margin-top="0cm" fo:margin-bottom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.891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76cm" fo:margin-right="0.318cm" fo:margin-top="0.212cm" fo:margin-bottom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71cm" svg:stroke-color="#000000" draw:fill="solid" draw:fill-color="#ffffff" draw:textarea-vertical-align="middle" draw:auto-grow-height="false" fo:min-height="0.73cm" fo:min-width="1.053cm" fo:padding-top="0.127cm" fo:padding-bottom="0.127cm" fo:padding-left="0.254cm" fo:padding-right="0.254cm" fo:wrap-option="wrap" fo:margin-left="0.318cm" fo:margin-right="0.347cm" fo:margin-top="0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71cm" svg:stroke-color="#000000" draw:fill="solid" draw:fill-color="#ffffff" draw:textarea-vertical-align="middle" draw:auto-grow-height="false" fo:min-height="0.61cm" fo:min-width="1.325cm" fo:padding-top="0.127cm" fo:padding-bottom="0.127cm" fo:padding-left="0.254cm" fo:padding-right="0.254cm" fo:wrap-option="wrap" fo:margin-left="0.318cm" fo:margin-right="0.376cm" fo:margin-top="0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1.362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582cm" fo:margin-right="0.663cm" fo:margin-top="0.053cm" fo:margin-bottom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71cm" svg:stroke-color="#3a5f8b" draw:fill="solid" draw:fill-color="#4f81bd" draw:textarea-vertical-align="middle" draw:auto-grow-height="false" fo:min-height="1.03cm" fo:min-width="1.422cm" fo:padding-top="0.127cm" fo:padding-bottom="0.127cm" fo:padding-left="0.254cm" fo:padding-right="0.254cm" fo:wrap-option="wrap" fo:margin-left="0.318cm" fo:margin-right="0.379cm" fo:margin-top="0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71cm" svg:stroke-color="#000000" draw:fill="solid" draw:fill-color="#ffffff" draw:textarea-vertical-align="middle" draw:auto-grow-height="false" fo:min-height="0.728cm" fo:min-width="2.656cm" fo:padding-top="0.127cm" fo:padding-bottom="0.127cm" fo:padding-left="0.254cm" fo:padding-right="0.254cm" fo:wrap-option="wrap" fo:margin-left="0.318cm" fo:margin-right="0.383cm" fo:margin-top="0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42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529cm" fo:margin-right="0.497cm" fo:margin-top="0.053cm" fo:margin-bottom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solid" svg:stroke-width="0.071cm" svg:stroke-color="#3a5f8b" draw:fill="solid" draw:fill-color="#4f81bd" draw:textarea-vertical-align="middle" draw:auto-grow-height="false" fo:min-height="1.028cm" fo:min-width="1.42cm" fo:padding-top="0.127cm" fo:padding-bottom="0.127cm" fo:padding-left="0.254cm" fo:padding-right="0.254cm" fo:wrap-option="wrap" fo:margin-left="0.318cm" fo:margin-right="0.379cm" fo:margin-top="0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635cm" fo:margin-right="0.635cm" fo:margin-top="0.053cm" fo:margin-bottom="0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2.118cm" fo:min-width="6.521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23cm" fo:margin-right="0.542cm" fo:margin-top="0.053cm" fo:margin-bottom="0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stroke="solid" svg:stroke-width="0.071cm" svg:stroke-color="#000000" draw:fill="solid" draw:fill-color="#ffffff" draw:textarea-vertical-align="middle" draw:auto-grow-height="false" fo:min-height="0.728cm" fo:min-width="0.164cm" fo:padding-top="0.127cm" fo:padding-bottom="0.127cm" fo:padding-left="0.254cm" fo:padding-right="0.254cm" fo:wrap-option="wrap" fo:margin-left="0.318cm" fo:margin-right="0.388cm" fo:margin-top="0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1.743cm" fo:min-width="0.31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529cm" fo:margin-right="0.497cm" fo:margin-top="0.053cm" fo:margin-bottom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614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529cm" fo:margin-right="0.497cm" fo:margin-top="0.053cm" fo:margin-bottom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47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529cm" fo:margin-right="0.497cm" fo:margin-top="0.053cm" fo:margin-bottom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.279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76cm" fo:margin-right="0.318cm" fo:margin-top="0.212cm" fo:margin-bottom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71cm" svg:stroke-color="#3a5f8b" draw:fill="solid" draw:fill-color="#4f81bd" draw:textarea-vertical-align="middle" draw:auto-grow-height="false" fo:min-height="1.03cm" fo:min-width="1.422cm" fo:padding-top="0.127cm" fo:padding-bottom="0.127cm" fo:padding-left="0.254cm" fo:padding-right="0.254cm" fo:wrap-option="wrap" fo:margin-left="0.318cm" fo:margin-right="0.379cm" fo:margin-top="0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642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635cm" fo:margin-right="0.635cm" fo:margin-top="0.053cm" fo:margin-bottom="0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464cm" fo:min-width="1.192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23cm" fo:margin-right="0.318cm" fo:margin-top="0.212cm" fo:margin-bottom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.73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635cm" fo:margin-right="0.635cm" fo:margin-top="0.053cm" fo:margin-bottom="0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1.868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635cm" fo:margin-right="0.635cm" fo:margin-top="0.053cm" fo:margin-bottom="0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08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582cm" fo:margin-right="0.663cm" fo:margin-top="0.053cm" fo:margin-bottom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1.362cm" fo:min-width="1.51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582cm" fo:margin-right="0.663cm" fo:margin-top="0.053cm" fo:margin-bottom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width="0.071cm" svg:stroke-color="#000000" draw:fill="solid" draw:fill-color="#ffffff" draw:textarea-vertical-align="middle" draw:auto-grow-height="false" fo:min-height="1.067cm" fo:min-width="2.009cm" fo:padding-top="0.127cm" fo:padding-bottom="0.127cm" fo:padding-left="0.254cm" fo:padding-right="0.254cm" fo:wrap-option="wrap" fo:margin-left="0.318cm" fo:margin-right="0.358cm" fo:margin-top="0cm" fo:margin-bottom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4.845cm" fo:min-width="0.556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582cm" fo:margin-right="0.663cm" fo:margin-top="0.053cm" fo:margin-bottom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1.41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582cm" fo:margin-right="0.663cm" fo:margin-top="0.053cm" fo:margin-bottom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draw:textarea-vertical-align="middle" fo:min-height="1.1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draw:textarea-vertical-align="middle" fo:min-height="0.6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1.1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color="#000000" draw:fill="none" draw:fill-color="#ffffff" draw:textarea-vertical-align="middle" fo:min-height="1.02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lema da risolvere: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>Input: </text:p>
            <text:list xml:id="list4634065292056690675" text:style-name="WWNum1">
              <text:list-item>
                <text:p text:style-name="P1">una lista <text:span text:style-name="T1">A</text:span> di numeri interi (possono essere sia positivi che negativi) non ordinata in generale</text:p>
              </text:list-item>
              <text:list-item>
                <text:p text:style-name="P1">la dimensione <text:span text:style-name="T1">Dim</text:span> della lista</text:p>
              </text:list-item>
              <text:list-item>
                <text:p text:style-name="P1">un numero <text:span text:style-name="T1">Somma</text:span>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3">Output: </text:p>
            <text:list xml:id="list172151856046892" text:continue-numbering="true" text:style-name="WWNum1">
              <text:list-item>
                <text:p text:style-name="P1">si se esiste una coppia di elementi distinti (possibilmente di uguale valore) la cui somma è <text:span text:style-name="T1">Somma</text:span></text:p>
              </text:list-item>
              <text:list-item>
                <text:p text:style-name="P1">no se <text:span text:style-name="T2">NON</text:span> esiste una coppia di elementi distinti (possibilmente di uguale valore) la cui somma è <text:span text:style-name="T1">Somma</text:span></text:p>
              </text:list-item>
            </text:list>
          </table:table-cell>
        </table:table-row>
      </table:table>
      <text:p text:style-name="Standard">Esempi: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Input: </text:p>
            <text:list xml:id="list172150437534060" text:continue-numbering="true" text:style-name="WWNum1">
              <text:list-item>
                <text:p text:style-name="P1"><text:span text:style-name="T1">A</text:span> = [7,2,4,8,8,-2,0,-3,6,10]</text:p>
              </text:list-item>
              <text:list-item>
                <text:p text:style-name="P1"><text:span text:style-name="T1">Dim</text:span> = 10</text:p>
              </text:list-item>
              <text:list-item>
                <text:p text:style-name="P1"><text:span text:style-name="T1">Somma</text:span> = 1</text:p>
              </text:list-item>
            </text:list>
          </table:table-cell>
        </table:table-row>
        <table:table-row table:style-name="Tabella2.1">
          <table:table-cell table:style-name="Tabella2.A1" office:value-type="string">
            <text:p text:style-name="P3">Output: </text:p>
            <text:list xml:id="list172150858846229" text:continue-numbering="true" text:style-name="WWNum1">
              <text:list-item>
                <text:p text:style-name="P1">si</text:p>
              </text:list-item>
            </text:list>
          </table:table-cell>
        </table:table-row>
      </table:table>
      <text:p text:style-name="Standard"><draw:custom-shape text:anchor-type="paragraph" draw:z-index="0" draw:name="Ovale 1" draw:style-name="gr1" draw:text-style-name="P9" svg:width="2.969cm" svg:height="1.486cm" svg:x="6.72cm" svg:y="0.688cm"><text:p text:style-name="P7"><text:span text:style-name="T3">INIZIO</text:span></text:p><draw:enhanced-geometry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Standard"/>
      <text:p text:style-name="Standard"/>
      <text:p text:style-name="Standard"><draw:custom-shape text:anchor-type="paragraph" draw:z-index="1" draw:name="Dati 3" draw:style-name="gr2" draw:text-style-name="P9" svg:width="4.889cm" svg:height="1.391cm" svg:x="5.787cm" svg:y="0.18cm"><text:p text:style-name="P7">I : Lista</text:p><draw:enhanced-geometry drawooo:sub-view-size="5 5" draw:text-areas="?f8 0 ?f2 ?f7" draw:mirror-vertical="false" svg:viewBox="0 0 0 0" draw:mirror-horizontal="false" draw:type="ooxml-flowChartInputOutput" draw:enhanced-path="M 0 5 L 1 0 5 0 4 5 Z N"><draw:equation draw:name="f0" draw:formula="logwidth*2/5"/><draw:equation draw:name="f1" draw:formula="logwidth*3/5"/><draw:equation draw:name="f2" draw:formula="logwidth*4/5"/><draw:equation draw:name="f3" draw:formula="logwidth*9/10"/><draw:equation draw:name="f4" draw:formula="logwidth/2"/><draw:equation draw:name="f5" draw:formula="logwidth/10"/><draw:equation draw:name="f6" draw:formula="logheight/2"/><draw:equation draw:name="f7" draw:formula="logheight"/><draw:equation draw:name="f8" draw:formula="logwidth/5"/></draw:enhanced-geometry></draw:custom-shape><draw:custom-shape text:anchor-type="paragraph" draw:z-index="20" draw:name="Connettore 2 20" draw:style-name="gr11" draw:text-style-name="P10" svg:width="0.193cm" svg:height="0.671cm" svg:x="8.202cm" svg:y="-0.406cm"><text:p/><draw:enhanced-geometry draw:mirror-horizontal="true" draw:mirror-vertical="false" svg:viewBox="0 0 21600 21600" draw:type="mso-spt32" draw:enhanced-path="M 0 0 L 21600 21600 N"/></draw:custom-shape></text:p>
      <text:p text:style-name="Standard"><draw:custom-shape text:anchor-type="paragraph" draw:z-index="15" draw:name="Connettore 2 20" draw:style-name="gr11" draw:text-style-name="P10" svg:width="0.193cm" svg:height="0.671cm" svg:x="8.038cm" svg:y="0.762cm"><text:p/><draw:enhanced-geometry draw:mirror-horizontal="true" draw:mirror-vertical="false" svg:viewBox="0 0 21600 21600" draw:type="mso-spt32" draw:enhanced-path="M 0 0 L 21600 21600 N"/></draw:custom-shape></text:p>
      <text:p text:style-name="Standard"><draw:custom-shape text:anchor-type="paragraph" draw:z-index="2" draw:name="Dati 6" draw:style-name="gr3" draw:text-style-name="P9" svg:width="4.601cm" svg:height="1.341cm" svg:x="5.787cm" svg:y="0.466cm"><text:p text:style-name="P5"><text:span text:style-name="Subtle_20_Emphasis">I: Dim</text:span></text:p><draw:enhanced-geometry drawooo:sub-view-size="5 5" draw:text-areas="?f8 0 ?f2 ?f7" draw:mirror-vertical="false" svg:viewBox="0 0 0 0" draw:mirror-horizontal="false" draw:type="ooxml-flowChartInputOutput" draw:enhanced-path="M 0 5 L 1 0 5 0 4 5 Z N"><draw:equation draw:name="f0" draw:formula="logwidth*2/5"/><draw:equation draw:name="f1" draw:formula="logwidth*3/5"/><draw:equation draw:name="f2" draw:formula="logwidth*4/5"/><draw:equation draw:name="f3" draw:formula="logwidth*9/10"/><draw:equation draw:name="f4" draw:formula="logwidth/2"/><draw:equation draw:name="f5" draw:formula="logwidth/10"/><draw:equation draw:name="f6" draw:formula="logheight/2"/><draw:equation draw:name="f7" draw:formula="logheight"/><draw:equation draw:name="f8" draw:formula="logwidth/5"/></draw:enhanced-geometry></draw:custom-shape></text:p>
      <text:p text:style-name="Standard"/>
      <text:p text:style-name="Standard"><draw:custom-shape text:anchor-type="paragraph" draw:z-index="3" draw:name="Dati 7" draw:style-name="gr4" draw:text-style-name="P9" svg:width="4.194cm" svg:height="1.32cm" svg:x="5.689cm" svg:y="0.78cm"><text:p text:style-name="P5"><text:span text:style-name="Subtle_20_Emphasis">I: Somma</text:span></text:p><draw:enhanced-geometry drawooo:sub-view-size="5 5" draw:text-areas="?f8 0 ?f2 ?f7" draw:mirror-vertical="false" svg:viewBox="0 0 0 0" draw:mirror-horizontal="false" draw:type="ooxml-flowChartInputOutput" draw:enhanced-path="M 0 5 L 1 0 5 0 4 5 Z N"><draw:equation draw:name="f0" draw:formula="logwidth*2/5"/><draw:equation draw:name="f1" draw:formula="logwidth*3/5"/><draw:equation draw:name="f2" draw:formula="logwidth*4/5"/><draw:equation draw:name="f3" draw:formula="logwidth*9/10"/><draw:equation draw:name="f4" draw:formula="logwidth/2"/><draw:equation draw:name="f5" draw:formula="logwidth/10"/><draw:equation draw:name="f6" draw:formula="logheight/2"/><draw:equation draw:name="f7" draw:formula="logheight"/><draw:equation draw:name="f8" draw:formula="logwidth/5"/></draw:enhanced-geometry></draw:custom-shape><draw:custom-shape text:anchor-type="paragraph" draw:z-index="17" draw:name="Connettore 2 20" draw:style-name="gr11" draw:text-style-name="P10" svg:width="0.193cm" svg:height="0.671cm" svg:x="8.017cm" svg:y="0.011cm"><text:p/><draw:enhanced-geometry draw:mirror-horizontal="true" draw:mirror-vertical="false" svg:viewBox="0 0 21600 21600" draw:type="mso-spt32" draw:enhanced-path="M 0 0 L 21600 21600 N"/></draw:custom-shape></text:p>
      <text:p text:style-name="Standard"/>
      <text:p text:style-name="Standard"><draw:custom-shape text:anchor-type="paragraph" draw:z-index="18" draw:name="Connettore 2 20" draw:style-name="gr17" draw:text-style-name="P10" svg:width="0.193cm" svg:height="0.865cm" svg:x="7.833cm" svg:y="0.397cm"><text:p/><draw:enhanced-geometry draw:mirror-horizontal="true" draw:mirror-vertical="false" svg:viewBox="0 0 21600 21600" draw:type="mso-spt32" draw:enhanced-path="M 0 0 L 21600 21600 N"/></draw:custom-shape></text:p>
      <text:p text:style-name="Standard"/>
      <text:p text:style-name="Standard"><draw:custom-shape text:anchor-type="paragraph" draw:z-index="10" draw:name="Connettore 2 20" draw:style-name="gr11" draw:text-style-name="P10" svg:width="0.193cm" svg:height="0.671cm" svg:x="8.038cm" svg:y="0.762cm"><text:p/><draw:enhanced-geometry draw:mirror-horizontal="true" draw:mirror-vertical="false" svg:viewBox="0 0 21600 21600" draw:type="mso-spt32" draw:enhanced-path="M 0 0 L 21600 21600 N"/></draw:custom-shape><draw:custom-shape text:anchor-type="paragraph" draw:z-index="5" draw:name="Elaborazione 39" draw:style-name="gr6" draw:text-style-name="P9" svg:width="1.56cm" svg:height="0.983cm" svg:x="7.086cm" svg:y="-0.344cm"><text:p text:style-name="P6"><text:s text:c="5"/>i = 0</text:p><draw:enhanced-geometry draw:mirror-vertical="false" svg:viewBox="0 0 0 0" draw:mirror-horizontal="false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8" draw:name="Decisione 9" draw:style-name="gr9" draw:text-style-name="P11" svg:width="3.857cm" svg:height="2.565cm" svg:x="6.174cm" svg:y="0.534cm"><text:p text:style-name="P8">i &lt; dim</text:p><draw:enhanced-geometry drawooo:sub-view-size="2 2" draw:text-areas="?f6 ?f7 ?f0 ?f1" draw:mirror-vertical="false" svg:viewBox="0 0 0 0" draw:mirror-horizontal="false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<text:p text:style-name="Standard"><draw:custom-shape text:anchor-type="paragraph" draw:z-index="9" draw:name="Elaborazione 19" draw:style-name="gr10" draw:text-style-name="P9" svg:width="3.163cm" svg:height="0.981cm" svg:x="1.566cm" svg:y="0.452cm"><text:p text:style-name="P6"><text:s text:c="9"/>j = i+1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Elaborazione 54" draw:style-name="gr15" draw:text-style-name="P9" svg:width="0.671cm" svg:height="0.981cm" svg:x="5.135cm" svg:y="-0.097cm"><text:p text:style-name="P6">V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Elaborazione 53" draw:style-name="gr15" draw:text-style-name="P9" svg:width="0.671cm" svg:height="0.981cm" svg:x="10.241cm" svg:y="-0.021cm"><text:p text:style-name="P6">F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22" draw:name="Connettore 2 17" draw:style-name="gr19" draw:text-style-name="P10" svg:width="1.781cm" svg:height="0.003cm" svg:x="9.853cm" svg:y="0.058cm"><text:p/><draw:enhanced-geometry draw:mirror-horizontal="false" draw:mirror-vertical="true" svg:viewBox="0 0 21600 21600" draw:type="mso-spt32" draw:enhanced-path="M 0 0 L 21600 21600 N"/></draw:custom-shape><draw:custom-shape text:anchor-type="paragraph" draw:z-index="4" draw:name="Connettore 2 17" draw:style-name="gr5" draw:text-style-name="P10" svg:width="1.392cm" svg:height="0.003cm" svg:x="4.727cm" svg:y="-0.018cm"><text:p/><draw:enhanced-geometry draw:mirror-horizontal="true" draw:mirror-vertical="true" svg:viewBox="0 0 21600 21600" draw:type="mso-spt32" draw:enhanced-path="M 0 0 L 21600 21600 N"/></draw:custom-shape><draw:custom-shape text:anchor-type="paragraph" draw:z-index="21" draw:name="Elaborazione 57" draw:style-name="gr10" draw:text-style-name="P9" svg:width="3.163cm" svg:height="0.981cm" svg:x="11.633cm" svg:y="-0.166cm"><text:p text:style-name="P6"><text:s text:c="10"/><text:span text:style-name="T4">i</text:span> = <text:span text:style-name="T4">i</text:span>+1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12" draw:name="Connettore 2 49" draw:style-name="gr13" draw:text-style-name="P10" svg:width="0cm" svg:height="0.892cm" svg:x="2.787cm" svg:y="0.148cm"><text:p/><draw:enhanced-geometry draw:mirror-horizontal="false" draw:mirror-vertical="false" svg:viewBox="0 0 21600 21600" draw:type="mso-spt32" draw:enhanced-path="M 0 0 L 21600 21600 N"/></draw:custom-shape><draw:custom-shape text:anchor-type="paragraph" draw:z-index="19" draw:name="Connettore 2 20" draw:style-name="gr18" draw:text-style-name="P10" svg:width="0.003cm" svg:height="0.727cm" svg:x="13.681cm" svg:y="-0.083cm"><text:p/><draw:enhanced-geometry draw:mirror-horizontal="true" draw:mirror-vertical="false" svg:viewBox="0 0 21600 21600" draw:type="mso-spt32" draw:enhanced-path="M 0 0 L 21600 21600 N"/></draw:custom-shape><draw:custom-shape text:anchor-type="paragraph" draw:z-index="16" draw:name="Connettore 2 20" draw:style-name="gr16" draw:text-style-name="P10" svg:width="0.812cm" svg:height="1.994cm" svg:x="14.796cm" svg:y="-0.083cm"><text:p/><draw:enhanced-geometry draw:mirror-horizontal="true" draw:mirror-vertical="true" svg:viewBox="0 0 21600 21600" draw:type="mso-spt32" draw:enhanced-path="M 0 0 L 21600 21600 N"/></draw:custom-shape><draw:custom-shape text:anchor-type="paragraph" draw:z-index="24" draw:name="Elaborazione 53" draw:style-name="gr15" draw:text-style-name="P9" svg:width="0.671cm" svg:height="0.981cm" svg:x="15.432cm" svg:y="-0.083cm"><text:p text:style-name="P6">F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Connettore 2 50" draw:style-name="gr14" draw:text-style-name="P10" svg:width="7.023cm" svg:height="2.37cm" svg:x="4.727cm" svg:y="-0.365cm"><text:p/><draw:enhanced-geometry draw:mirror-horizontal="true" draw:mirror-vertical="true" svg:viewBox="0 0 21600 21600" draw:type="mso-spt32" draw:enhanced-path="M 0 0 L 21600 21600 N"/></draw:custom-shape></text:p>
      <text:p text:style-name="Standard"><draw:custom-shape text:anchor-type="paragraph" draw:z-index="11" draw:name="Decisione 38" draw:style-name="gr12" draw:text-style-name="P11" svg:width="3.855cm" svg:height="2.564cm" svg:x="0.822cm" svg:y="-0.356cm"><text:p text:style-name="P8">j &lt; dim</text:p><draw:enhanced-geometry drawooo:sub-view-size="2 2" draw:text-areas="?f6 ?f7 ?f0 ?f1" draw:mirror-vertical="false" svg:viewBox="0 0 0 0" draw:mirror-horizontal="false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paragraph" draw:z-index="23" draw:name="Decisione 9" draw:style-name="gr20" draw:text-style-name="P11" svg:width="3.857cm" svg:height="2.565cm" svg:x="11.751cm" svg:y="-0.191cm"><text:p/><draw:enhanced-geometry drawooo:sub-view-size="2 2" draw:text-areas="?f6 ?f7 ?f0 ?f1" draw:mirror-vertical="false" svg:viewBox="0 0 0 0" draw:mirror-horizontal="false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paragraph" draw:z-index="42" draw:name="Elaborazione 53" draw:style-name="gr15" draw:text-style-name="P9" svg:width="0.671cm" svg:height="0.981cm" svg:x="5.214cm" svg:y="0.127cm"><text:p text:style-name="P6">F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49" draw:name="Forma1" draw:style-name="gr30" draw:text-style-name="P13" svg:width="1.758cm" svg:height="1.144cm" svg:x="12.802cm" svg:y="0.464cm"><draw:text-box><text:p text:style-name="P12"><text:s/><text:span text:style-name="T7"><text:s text:c="3"/></text:span><text:span text:style-name="T7">l &lt; dim</text:span></text:p></draw:text-box></draw:frame></text:p>
      <text:p text:style-name="Standard"><draw:custom-shape text:anchor-type="paragraph" draw:z-index="26" draw:name="Elaborazione 54" draw:style-name="gr15" draw:text-style-name="P9" svg:width="0.671cm" svg:height="0.981cm" svg:x="10.959cm" svg:y="0.21cm"><text:p text:style-name="P6">V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Connettore 2 41" draw:style-name="gr22" draw:text-style-name="P10" svg:width="1.694cm" svg:height="0.715cm" svg:x="4.676cm" svg:y="0.058cm"><text:p/><draw:enhanced-geometry draw:mirror-horizontal="false" draw:mirror-vertical="false" svg:viewBox="0 0 21600 21600" draw:type="mso-spt32" draw:enhanced-path="M 0 0 L 21600 21600 N"/></draw:custom-shape><draw:custom-shape text:anchor-type="paragraph" draw:z-index="31" draw:name="Elaborazione 19" draw:style-name="gr10" draw:text-style-name="P9" svg:width="3.163cm" svg:height="0.981cm" svg:x="6.369cm" svg:y="0.369cm"><text:p text:style-name="P6"><text:s text:c="9"/>j = <text:span text:style-name="T5">j</text:span>+1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3" draw:name="Connettore 2 47" draw:style-name="gr28" draw:text-style-name="P10" svg:width="1.057cm" svg:height="5.097cm" svg:x="-0.235cm" svg:y="0.03cm"><text:p/><draw:enhanced-geometry draw:mirror-horizontal="false" draw:mirror-vertical="true" svg:viewBox="0 0 21600 21600" draw:type="mso-spt32" draw:enhanced-path="M 0 0 L 21600 21600 N"/></draw:custom-shape></text:p>
      <text:p text:style-name="Standard"><draw:custom-shape text:anchor-type="paragraph" draw:z-index="27" draw:name="Connettore 2 49" draw:style-name="gr21" draw:text-style-name="P10" svg:width="0.003cm" svg:height="0.893cm" svg:x="2.785cm" svg:y="0.411cm"><text:p/><draw:enhanced-geometry draw:mirror-horizontal="false" draw:mirror-vertical="false" svg:viewBox="0 0 21600 21600" draw:type="mso-spt32" draw:enhanced-path="M 0 0 L 21600 21600 N"/></draw:custom-shape><draw:custom-shape text:anchor-type="paragraph" draw:z-index="29" draw:name="Elaborazione 54" draw:style-name="gr15" draw:text-style-name="P9" svg:width="0.671cm" svg:height="0.981cm" svg:x="1.723cm" svg:y="0.36cm"><text:p text:style-name="P6">V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3" draw:name="Connettore 2 49" draw:style-name="gr21" draw:text-style-name="P10" svg:width="0.003cm" svg:height="0.893cm" svg:x="7.872cm" svg:y="0.469cm"><text:p/><draw:enhanced-geometry draw:mirror-horizontal="false" draw:mirror-vertical="false" svg:viewBox="0 0 21600 21600" draw:type="mso-spt32" draw:enhanced-path="M 0 0 L 21600 21600 N"/></draw:custom-shape><draw:custom-shape text:anchor-type="paragraph" draw:z-index="35" draw:name="Connettore 2 49" draw:style-name="gr24" draw:text-style-name="P10" svg:width="0.309cm" svg:height="2.119cm" svg:x="9.491cm" svg:y="0.45cm"><text:p/><draw:enhanced-geometry draw:mirror-horizontal="true" draw:mirror-vertical="true" svg:viewBox="0 0 21600 21600" draw:type="mso-spt32" draw:enhanced-path="M 0 0 L 21600 21600 N"/></draw:custom-shape></text:p>
      <text:p text:style-name="P2"><draw:custom-shape text:anchor-type="paragraph" draw:z-index="28" draw:name="Decisione 9" draw:style-name="gr20" draw:text-style-name="P11" svg:width="3.857cm" svg:height="2.565cm" svg:x="0.859cm" svg:y="0.443cm"><text:p/><draw:enhanced-geometry drawooo:sub-view-size="2 2" draw:text-areas="?f6 ?f7 ?f0 ?f1" draw:mirror-vertical="false" svg:viewBox="0 0 0 0" draw:mirror-horizontal="false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paragraph" draw:z-index="32" draw:name="Decisione 9" draw:style-name="gr20" draw:text-style-name="P11" svg:width="3.857cm" svg:height="2.565cm" svg:x="5.946cm" svg:y="0.464cm"><text:p/><draw:enhanced-geometry drawooo:sub-view-size="2 2" draw:text-areas="?f6 ?f7 ?f0 ?f1" draw:mirror-vertical="false" svg:viewBox="0 0 0 0" draw:mirror-horizontal="false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paragraph" draw:z-index="34" draw:name="Connettore 2 49" draw:style-name="gr23" draw:text-style-name="P10" svg:width="1.232cm" svg:height="0.022cm" svg:x="4.715cm" svg:y="1.732cm"><text:p/><draw:enhanced-geometry draw:mirror-horizontal="true" draw:mirror-vertical="false" svg:viewBox="0 0 21600 21600" draw:type="mso-spt32" draw:enhanced-path="M 0 0 L 21600 21600 N"/></draw:custom-shape><draw:custom-shape text:anchor-type="paragraph" draw:z-index="36" draw:name="Elaborazione 54" draw:style-name="gr15" draw:text-style-name="P9" svg:width="0.671cm" svg:height="0.981cm" svg:x="5.276cm" svg:y="0.556cm"><text:p text:style-name="P6">V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7" draw:name="Elaborazione 53" draw:style-name="gr15" draw:text-style-name="P9" svg:width="0.671cm" svg:height="0.981cm" svg:x="10.037cm" svg:y="0.674cm"><text:p text:style-name="P6">F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Connettore 2 47" draw:style-name="gr8" draw:text-style-name="P10" svg:width="0.003cm" svg:height="1.613cm" svg:x="0.859cm" svg:y="3.286cm"><text:p/><draw:enhanced-geometry draw:mirror-horizontal="false" draw:mirror-vertical="false" svg:viewBox="0 0 21600 21600" draw:type="mso-spt32" draw:enhanced-path="M 0 0 L 21600 21600 N"/></draw:custom-shape><draw:custom-shape text:anchor-type="paragraph" draw:z-index="39" draw:name="Connettore 2 47" draw:style-name="gr25" draw:text-style-name="P10" svg:width="0.003cm" svg:height="0.338cm" svg:x="2.782cm" svg:y="4.283cm"><text:p/><draw:enhanced-geometry draw:mirror-horizontal="false" draw:mirror-vertical="false" svg:viewBox="0 0 21600 21600" draw:type="mso-spt32" draw:enhanced-path="M 0 0 L 21600 21600 N"/></draw:custom-shape><draw:frame text:anchor-type="paragraph" draw:z-index="50" draw:name="Forma2" draw:style-name="gr31" draw:text-style-name="P15" svg:width="1.819cm" svg:height="0.673cm" svg:x="6.978cm" svg:y="1.326cm"><draw:text-box><text:p text:style-name="P14"><text:span text:style-name="T8"><text:s text:c="3"/></text:span><text:span text:style-name="T8">j &lt; dim</text:span></text:p></draw:text-box></draw:frame><draw:frame text:anchor-type="paragraph" draw:z-index="51" draw:name="Forma3" draw:style-name="gr32" draw:text-style-name="P17" svg:width="1.736cm" svg:height="1.426cm" svg:x="2.013cm" svg:y="1.018cm"><draw:text-box><text:p text:style-name="P16"><text:span text:style-name="T9">Lista(i)+</text:span></text:p><text:p text:style-name="P16"><text:span text:style-name="T9">Lista(j)=</text:span></text:p><text:p text:style-name="P16"><text:span text:style-name="T9">Somma</text:span></text:p></draw:text-box></draw:frame></text:p>
      <text:p text:style-name="Standard"><draw:custom-shape text:anchor-type="paragraph" draw:z-index="38" draw:name="Connettore 2 47" draw:style-name="gr8" draw:text-style-name="P10" svg:width="0.003cm" svg:height="1.613cm" svg:x="0.818cm" svg:y="-0.679cm"><text:p/><draw:enhanced-geometry draw:mirror-horizontal="false" draw:mirror-vertical="false" svg:viewBox="0 0 21600 21600" draw:type="mso-spt32" draw:enhanced-path="M 0 0 L 21600 21600 N"/></draw:custom-shape><draw:custom-shape text:anchor-type="paragraph" draw:z-index="40" draw:name="Connettore 2 47" draw:style-name="gr26" draw:text-style-name="P10" svg:width="2.012cm" svg:height="1.613cm" svg:x="2.801cm" svg:y="-0.721cm"><text:p/><draw:enhanced-geometry draw:mirror-horizontal="false" draw:mirror-vertical="false" svg:viewBox="0 0 21600 21600" draw:type="mso-spt32" draw:enhanced-path="M 0 0 L 21600 21600 N"/></draw:custom-shape><draw:custom-shape text:anchor-type="paragraph" draw:z-index="44" draw:name="Connettore 2 47" draw:style-name="gr29" draw:text-style-name="P10" svg:width="0.013cm" svg:height="1.668cm" svg:x="-0.189cm" svg:y="-0.654cm"><text:p/><draw:enhanced-geometry draw:mirror-horizontal="false" draw:mirror-vertical="true" svg:viewBox="0 0 21600 21600" draw:type="mso-spt32" draw:enhanced-path="M 0 0 L 21600 21600 N"/></draw:custom-shape><draw:custom-shape text:anchor-type="paragraph" draw:z-index="48" draw:name="Elaborazione 54" draw:style-name="gr15" draw:text-style-name="P9" svg:width="0.671cm" svg:height="0.981cm" svg:x="4.378cm" svg:y="-0.591cm"><text:p text:style-name="P6">V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7" draw:name="Elaborazione 53" draw:style-name="gr15" draw:text-style-name="P9" svg:width="0.671cm" svg:height="0.981cm" svg:x="1.106cm" svg:y="-0.656cm"><text:p text:style-name="P6">F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Standard"><draw:custom-shape text:anchor-type="paragraph" draw:z-index="41" draw:name="Dati 7" draw:style-name="gr27" draw:text-style-name="P9" svg:width="4.194cm" svg:height="1.32cm" svg:x="2.602cm" svg:y="-0.007cm"><text:p/><draw:enhanced-geometry drawooo:sub-view-size="5 5" draw:text-areas="?f8 0 ?f2 ?f7" draw:mirror-vertical="false" svg:viewBox="0 0 0 0" draw:mirror-horizontal="false" draw:type="ooxml-flowChartInputOutput" draw:enhanced-path="M 0 5 L 1 0 5 0 4 5 Z N"><draw:equation draw:name="f0" draw:formula="logwidth*2/5"/><draw:equation draw:name="f1" draw:formula="logwidth*3/5"/><draw:equation draw:name="f2" draw:formula="logwidth*4/5"/><draw:equation draw:name="f3" draw:formula="logwidth*9/10"/><draw:equation draw:name="f4" draw:formula="logwidth/2"/><draw:equation draw:name="f5" draw:formula="logwidth/10"/><draw:equation draw:name="f6" draw:formula="logheight/2"/><draw:equation draw:name="f7" draw:formula="logheight"/><draw:equation draw:name="f8" draw:formula="logwidth/5"/></draw:enhanced-geometry></draw:custom-shape><draw:custom-shape text:anchor-type="paragraph" draw:z-index="46" draw:name="Elaborazione 19" draw:style-name="gr10" draw:text-style-name="P9" svg:width="3.163cm" svg:height="0.981cm" svg:x="-0.951cm" svg:y="-0.007cm"><text:p text:style-name="P6"><text:s text:c="9"/>j = <text:span text:style-name="T5">j</text:span>+1</text:p><draw:enhanced-geometry drawooo:sub-view-size="1 1" draw:text-areas="0 0 ?f3 ?f2" draw:mirror-vertical="false" svg:viewBox="0 0 0 0" draw:mirror-horizontal="false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52" draw:name="Forma4" draw:style-name="gr33" draw:text-style-name="P19" svg:width="2.595cm" svg:height="1.022cm" svg:x="3.464cm" svg:y="0.148cm"><draw:text-box><text:p text:style-name="P18"><text:span text:style-name="T10">O= Somma</text:span></text:p></draw:text-box></draw:frame></text:p>
      <text:p text:style-name="Standard"><draw:custom-shape text:anchor-type="paragraph" draw:z-index="45" draw:name="Connettore 2 47" draw:style-name="gr8" draw:text-style-name="P10" svg:width="0.003cm" svg:height="1.613cm" svg:x="4.496cm" svg:y="0.415cm"><text:p/><draw:enhanced-geometry draw:mirror-horizontal="false" draw:mirror-vertical="false" svg:viewBox="0 0 21600 21600" draw:type="mso-spt32" draw:enhanced-path="M 0 0 L 21600 21600 N"/></draw:custom-shape></text:p>
      <text:p text:style-name="Standard"/>
      <text:p text:style-name="Standard"><draw:custom-shape text:anchor-type="paragraph" draw:z-index="6" draw:name="Ovale 48" draw:style-name="gr7" draw:text-style-name="P9" svg:width="2.588cm" svg:height="1.221cm" svg:x="3.154cm" svg:y="0.21cm"><text:p text:style-name="P7">FINE</text:p><draw:enhanced-geometry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Carraro</meta:initial-creator>
    <meta:editing-cycles>3</meta:editing-cycles>
    <meta:creation-date>2017-05-13T07:59:00</meta:creation-date>
    <dc:date>2017-05-17T17:21:15.137206000</dc:date>
    <meta:editing-duration>PT8M20S</meta:editing-duration>
    <meta:generator>LibreOffice_Vanilla/5.2.3.5$MacOSX_X86_64 LibreOffice_project/83adc9c35c74e0badc710d981405858b1179a327</meta:generator>
    <meta:document-statistic meta:table-count="2" meta:image-count="0" meta:object-count="0" meta:page-count="2" meta:paragraph-count="37" meta:word-count="126" meta:character-count="587" meta:non-whitespace-character-count="461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